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textarea-horizontal-align="center" draw:textarea-vertical-align="middle"/>
    </style:style>
    <style:style style:name="gr2" style:family="graphic" style:parent-style-name="standard">
      <style:graphic-properties svg:stroke-color="#0000ff" draw:textarea-horizontal-align="center" draw:textarea-vertical-align="middle"/>
    </style:style>
    <style:style style:name="gr3" style:family="graphic" style:parent-style-name="standard">
      <style:graphic-properties svg:stroke-color="#000000" svg:stroke-linecap="round" draw:textarea-horizontal-align="center" draw:textarea-vertical-align="middle"/>
    </style:style>
    <style:style style:name="gr4" style:family="graphic" style:parent-style-name="standard">
      <style:graphic-properties svg:stroke-color="#0000ff" svg:stroke-linecap="round" draw:textarea-horizontal-align="center" draw:textarea-vertical-align="middle"/>
    </style:style>
    <style:style style:name="gr5" style:family="graphic" style:parent-style-name="standard">
      <style:graphic-properties svg:stroke-color="#ff0000" svg:stroke-linecap="round" draw:textarea-horizontal-align="center" draw:textarea-vertical-align="middle"/>
    </style:style>
    <style:style style:name="gr6" style:family="graphic" style:parent-style-name="standard">
      <style:graphic-properties draw:stroke="none" svg:stroke-color="#ff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7" style:family="graphic" style:parent-style-name="objectwithoutfill">
      <style:graphic-properties svg:stroke-color="#800000" draw:fill="none" draw:textarea-horizontal-align="center" draw:textarea-vertical-align="middle"/>
    </style:style>
    <style:style style:name="gr8" style:family="graphic" style:parent-style-name="objectwithoutfill">
      <style:graphic-properties svg:stroke-color="#0000ff"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c0c0c0" svg:stroke-linecap="round" draw:textarea-horizontal-align="center" draw:textarea-vertical-align="middle"/>
    </style:style>
    <style:style style:name="gr12" style:family="graphic" style:parent-style-name="objectwithoutfill">
      <style:graphic-properties svg:stroke-color="#ff0000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Line_20_Style_20_1" svg:stroke-color="#800000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Line_20_Style_20_1" svg:stroke-color="#0000ff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17" style:family="graphic" style:parent-style-name="standard">
      <style:graphic-properties draw:stroke="none" svg:stroke-width="0cm" draw:fill="gradient" draw:fill-gradient-name="dred-blu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2" draw:text-style-name="P1" draw:layer="layout" svg:x1="6.75cm" svg:y1="2.125cm" svg:x2="6.75cm" svg:y2="3cm">
            <text:p/>
          </draw:line>
          <draw:line draw:style-name="gr3" draw:text-style-name="P1" draw:layer="layout" svg:x1="7cm" svg:y1="1.875cm" svg:x2="6.5cm" svg:y2="1.875cm">
            <text:p/>
          </draw:line>
          <draw:line draw:style-name="gr3" draw:text-style-name="P1" draw:layer="layout" svg:x1="7cm" svg:y1="2.125cm" svg:x2="6.5cm" svg:y2="2.125cm">
            <text:p/>
          </draw:line>
        </draw:g>
        <draw:g>
          <draw:line draw:style-name="gr2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5" draw:text-style-name="P1" draw:layer="layout" svg:x1="6.5cm" svg:y1="0.75cm" svg:x2="7cm" svg:y2="0.75cm">
            <text:p/>
          </draw:line>
          <draw:line draw:style-name="gr1" draw:text-style-name="P1" draw:layer="layout" svg:x1="6.75cm" svg:y1="1cm" svg:x2="6.75cm" svg:y2="0.75cm">
            <text:p/>
          </draw:line>
          <draw:frame draw:style-name="gr6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polyline draw:style-name="gr7" draw:text-style-name="P1" draw:layer="layout" svg:width="0.249cm" svg:height="0.499cm" draw:transform="rotate (1.5707963267946) translate (0.75cm 1.25cm)" svg:viewBox="0 0 250 500" draw:points="0,0 250,0 250,500">
          <text:p/>
        </draw:polyline>
        <draw:polyline draw:style-name="gr8" draw:text-style-name="P1" draw:layer="layout" svg:width="0.249cm" svg:height="5.999cm" draw:transform="rotate (-1.57079632679579) translate (6.74999999999972cm 2.74999999999288cm)" svg:viewBox="0 0 250 6000" draw:points="0,6000 250,6000 250,0">
          <text:p/>
        </draw:polyline>
        <draw:g>
          <draw:glue-point draw:id="4" svg:x="3.008cm" svg:y="5.002cm" draw:escape-direction="down"/>
          <draw:glue-point draw:id="5" svg:x="3.008cm" svg:y="-4.997cm" draw:escape-direction="up"/>
          <draw:line draw:style-name="gr2" draw:text-style-name="P1" draw:layer="layout" svg:x1="3.75cm" svg:y1="3.003cm" svg:x2="3.75cm" svg:y2="2.753cm">
            <text:p/>
          </draw:line>
          <draw:line draw:style-name="gr2" draw:text-style-name="P1" draw:layer="layout" svg:x1="3.75cm" svg:y1="1cm" svg:x2="3.75cm" svg:y2="1.25cm">
            <text:p/>
          </draw:line>
          <draw:line draw:style-name="gr4" draw:text-style-name="P1" draw:layer="layout" svg:x1="3.75cm" svg:y1="2.503cm" svg:x2="3.75cm" svg:y2="1.5cm">
            <text:p/>
          </draw:line>
          <draw:circle draw:style-name="gr9" draw:text-style-name="P1" draw:layer="layout" svg:width="0.25cm" svg:height="0.25cm" draw:transform="rotate (1.5707963267946) translate (3.625cm 2.748cm)">
            <text:p/>
          </draw:circle>
          <draw:circle draw:style-name="gr9" draw:text-style-name="P1" draw:layer="layout" svg:width="0.25cm" svg:height="0.25cm" draw:transform="rotate (1.5707963267946) translate (3.625cm 1.505cm)">
            <text:p/>
          </draw:circl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4.25cm" svg:y1="1cm" svg:x2="5cm" svg:y2="1cm">
            <text:p/>
          </draw:line>
          <draw:custom-shape draw:style-name="gr10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5.5cm" svg:y1="1cm" svg:x2="6.25cm" svg:y2="1cm">
            <text:p/>
          </draw:line>
          <draw:line draw:style-name="gr11" draw:text-style-name="P1" draw:layer="layout" svg:x1="5.5cm" svg:y1="1.25cm" svg:x2="5.5cm" svg:y2="0.75cm">
            <text:p/>
          </draw:line>
        </draw:g>
        <draw:line draw:style-name="gr8" draw:text-style-name="P1" draw:layer="layout" svg:x1="3.25cm" svg:y1="1cm" svg:x2="4.25cm" svg:y2="1cm">
          <text:p/>
        </draw:line>
        <draw:line draw:style-name="gr12" draw:text-style-name="P1" draw:layer="layout" svg:x1="6.25cm" svg:y1="1cm" svg:x2="6.75cm" svg:y2="1cm">
          <text:p/>
        </draw:line>
        <draw:path draw:style-name="gr13" draw:text-style-name="P1" draw:layer="layout" svg:width="0.499cm" svg:height="0.499cm" draw:transform="rotate (1.5707963267946) translate (1cm 1.75cm)" svg:viewBox="0 0 500 500" svg:d="m0 0c500 0 500 500 500 500">
          <text:p/>
        </draw:path>
        <draw:path draw:style-name="gr14" draw:text-style-name="P1" draw:layer="layout" svg:width="0.499cm" svg:height="0.499cm" draw:transform="rotate (-1.57079632679579) translate (3.5cm 2.25cm)" svg:viewBox="0 0 500 500" svg:d="m0 0c500 0 500 500 500 500">
          <text:p/>
        </draw:path>
        <draw:line draw:style-name="gr14" draw:text-style-name="P1" draw:layer="layout" svg:x1="3cm" svg:y1="2.75cm" svg:x2="1.5cm" svg:y2="2.75cm">
          <text:p/>
        </draw:line>
        <draw:path draw:style-name="gr14" draw:text-style-name="P1" draw:layer="layout" svg:width="-0.499cm" svg:height="-0.499cm" svg:x="1.5cm" svg:y="2.75cm" svg:viewBox="0 0 -500 -500" svg:d="m0 0c500 0 500 500 500 500">
          <text:p/>
        </draw:path>
        <draw:g>
          <draw:line draw:style-name="gr7" draw:text-style-name="P1" draw:layer="layout" svg:x1="0.75cm" svg:y1="1cm" svg:x2="0.75cm" svg:y2="1.5cm">
            <text:p/>
          </draw:line>
          <draw:line draw:style-name="gr8" draw:text-style-name="P1" draw:layer="layout" svg:x1="0.75cm" svg:y1="2.5cm" svg:x2="0.75cm" svg:y2="3cm">
            <text:p/>
          </draw:line>
          <draw:circle draw:style-name="gr15" draw:text-style-name="P1" draw:layer="layout" svg:width="1cm" svg:height="1cm" svg:x="0.25cm" svg:y="1.5cm">
            <text:p/>
          </draw:circle>
          <draw:frame draw:style-name="gr16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16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gon draw:style-name="gr17" draw:text-style-name="P1" draw:layer="layout" svg:width="1.499cm" svg:height="0.199cm" svg:x="1.5cm" svg:y="1.15cm" svg:viewBox="0 0 1500 200" draw:points="0,125 0,100 0,75 1256,75 1256,70 1248,44 1236,20 1221,0 1500,100 1221,200 1236,179 1248,154 1256,127 1257,125">
          <text:p/>
        </draw:polygon>
        <draw:path draw:style-name="gr14" draw:text-style-name="P1" draw:layer="layout" svg:width="0.499cm" svg:height="0.499cm" svg:x="3cm" svg:y="1.25cm" svg:viewBox="0 0 500 500" svg:d="m0 0c500 0 500 500 500 500">
          <text:p/>
        </draw:path>
        <draw:line draw:style-name="gr14" draw:text-style-name="P1" draw:layer="layout" svg:x1="3.5cm" svg:y1="2.25cm" svg:x2="3.5cm" svg:y2="1.75cm">
          <text:p/>
        </draw:line>
        <draw:path draw:style-name="gr17" draw:text-style-name="P1" draw:layer="layout" svg:width="1.999cm" svg:height="0.299cm" svg:x="1.25cm" svg:y="0.725cm" svg:viewBox="0 0 2000 300" svg:d="m1774 300h-50c1-8 1-16 1-25 0-21-2-40-7-58-5-19-13-37-23-55s-22-33-36-46-29-25-46-36-36-18-55-23-37-7-58-7-40 2-58 7c-19 5-37 13-54 23s-34 22-47 36c-14 13-25 29-36 47s-18 35-23 54c-5 18-7 37-7 58 0 9 0 17 1 25h-52c1-8 1-16 1-25 0-21-2-40-7-58-5-19-13-37-23-55s-22-33-36-46-29-25-46-36-36-18-55-23-37-7-58-7-40 2-58 7c-19 5-37 13-54 23s-34 22-47 36c-14 13-25 29-36 47s-18 35-23 54c-5 18-7 37-7 58 0 9 0 17 1 25h-52c1-8 1-16 1-25 0-21-2-40-7-58-5-19-13-37-23-55-11-17-22-33-36-46s-29-25-47-36-35-18-54-23c-18-5-37-7-58-7s-40 2-58 7c-19 5-37 13-54 23s-34 22-47 36c-14 13-25 29-36 47s-18 35-23 54c-5 18-7 37-7 58 0 9 0 17 1 25h-50-226v-25-25h226c1-16 4-31 8-46 6-23 15-45 28-66s27-41 43-58c17-16 36-31 58-43s43-22 66-28c22-6 46-9 71-9s49 3 71 9c23 6 45 15 66 28s41 27 58 43c16 17 31 36 43 57 5 8 8 16 12 23 4-7 7-15 12-22 12-22 27-41 43-58 17-16 36-31 58-43 21-13 43-22 66-28 22-6 46-9 71-9s49 3 71 9 45 15 67 28c21 12 40 27 57 43 16 17 31 36 43 57 5 8 8 16 12 23 4-7 7-15 12-22 12-22 27-41 43-58 17-16 36-31 58-43 21-13 43-22 66-28 22-6 46-9 71-9s49 3 71 9 45 15 67 28c21 12 40 27 57 43 16 17 31 36 43 57s22 44 28 67c4 15 7 30 8 46h226v25 2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dred-blue" draw:style="linear" draw:start-color="#800000" draw:end-color="#0000f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Style_20_1" draw:display-name="Line Style 1" draw:style="rect" draw:dots1="1" draw:dots1-length="0.1cm" draw:dots2="1" draw:dots2-length="0.1cm" draw:distance="0.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33:35.43</dc:date>
    <meta:editing-duration>PT1H45M21S</meta:editing-duration>
    <meta:editing-cycles>50</meta:editing-cycles>
    <meta:document-statistic meta:object-count="44"/>
  </office:meta>
</office:document-meta>
</file>